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4000003328C357E8C.png" manifest:media-type="image/png"/>
  <manifest:file-entry manifest:full-path="Pictures/10000001000002A3000002F2F10917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0.353cm" svg:y="1.804cm" svg:width="17cm" svg:height="19.207cm" draw:z-index="1"><draw:image xlink:href="Pictures/10000001000002D4000003328C357E8C.png" xlink:type="simple" xlink:show="embed" xlink:actuate="onLoad" draw:mime-type="image/png"/></draw:frame></text:p>
      <text:p text:style-name="P1"><draw:frame draw:style-name="fr1" draw:name="Image1" text:anchor-type="char" svg:x="0.116cm" svg:y="0.848cm" svg:width="17cm" svg:height="19.207cm" draw:z-index="0"><draw:image xlink:href="Pictures/10000001000002A3000002F2F10917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9T16:34:37.754000000</meta:creation-date>
    <dc:date>2026-01-29T16:37:17.442000000</dc:date>
    <meta:editing-duration>PT2M39S</meta:editing-duration>
    <meta:editing-cycles>1</meta:editing-cycles>
    <meta:generator>LibreOffice/24.8.0.3$Windows_X86_64 LibreOffice_project/0bdf1299c94fe897b119f97f3c613e9dca6be583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